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2.25pt" style:font-size-complex="14pt"/>
    </style:style>
    <style:style style:name="P2" style:family="paragraph" style:parent-style-name="Standard">
      <style:text-properties style:font-name="Liberation Mono" fo:font-size="9pt" fo:font-style="normal" fo:font-weight="normal" officeooo:paragraph-rsid="0021364e" style:font-size-asian="11pt" style:font-style-asian="normal" style:font-weight-asian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rsid="0024cacf" officeooo:paragraph-rsid="0024ca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24cacf" officeooo:paragraph-rsid="0024cacf" style:font-size-asian="12.25pt" style:font-weight-asian="bold" style:font-size-complex="14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21 approximation</text:p>
      <text:p text:style-name="P1"><draw:frame draw:style-name="fr2" draw:name="Object1" text:anchor-type="as-char" svg:y="-0.2929in" svg:width="3.5819in" svg:height="0.4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S21 = C+10*log_{10}( f_r^4/(((f_r^2-f^2)^2+(f*ɣ/(2*π))^2) * (1+(f/f_p)^2)) )</text:p>
      <text:p text:style-name="P2"># f in GHz</text:p>
      <text:p text:style-name="P2"/>
      <text:p text:style-name="P3">Thermal resistance</text:p>
      <text:p text:style-name="P4"><draw:frame draw:style-name="fr1" draw:name="Object2" text:anchor-type="as-char" svg:y="-0.2693in" svg:width="2.4783in" svg:height="0.445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1.0937in" svg:height="0.210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4" text:anchor-type="as-char" svg:y="-0.1492in" svg:width="2.2339in" svg:height="0.2102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38:21.599963776</meta:creation-date>
    <dc:title>Writer Template</dc:title>
    <meta:editing-duration>PT32M37S</meta:editing-duration>
    <meta:editing-cycles>9</meta:editing-cycles>
    <meta:generator>LibreOffice/24.2.4.2$Linux_X86_64 LibreOffice_project/51a6219feb6075d9a4c46691dcfe0cd9c4fff3c2</meta:generator>
    <dc:date>2024-07-09T00:08:03.005707031</dc:date>
    <meta:document-statistic meta:table-count="0" meta:image-count="0" meta:object-count="4" meta:page-count="1" meta:paragraph-count="8" meta:word-count="16" meta:character-count="122" meta:non-whitespace-character-count="111"/>
    <meta:template xlink:type="simple" xlink:actuate="onRequest" xlink:title="Writer Template" xlink:href="../WriterTemplate.odt" meta:date="2023-10-09T16:38:21.084859370"/>
  </office:meta>
</office:document-meta>
</file>

<file path=Object 1/content.xml><?xml version="1.0" encoding="utf-8"?>
<math xmlns="http://www.w3.org/1998/Math/MathML" display="block">
  <semantics>
    <mrow>
      <mi>S</mi>
      <mrow>
        <mn>21</mn>
        <mo stretchy="false">=</mo>
        <mrow>
          <mi>c</mi>
          <mo stretchy="false">+</mo>
          <mrow>
            <mn>10</mn>
            <mo stretchy="false">⋅</mo>
            <msub>
              <mi>log</mi>
              <mn>10</mn>
            </msub>
          </mrow>
        </mrow>
      </mrow>
      <mrow>
        <mo fence="true" form="prefix" stretchy="false">(</mo>
        <mrow>
          <mrow>
            <mfrac>
              <msubsup>
                <mi>f</mi>
                <mi>r</mi>
                <mn>4</mn>
              </msubsup>
              <mrow>
                <msup>
                  <mrow>
                    <mo fence="true" form="prefix" stretchy="false">(</mo>
                    <mrow>
                      <mrow>
                        <msubsup>
                          <mi>f</mi>
                          <mi>r</mi>
                          <mn>2</mn>
                        </msubsup>
                        <mo stretchy="false">−</mo>
                        <msup>
                          <mi>f</mi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⋅</mo>
                        <mi>γ</mi>
                        <mo stretchy="false">/</mo>
                        <mrow>
                          <mo fence="true" form="prefix" stretchy="false">(</mo>
                          <mrow>
                            <mrow>
                              <mn>2</mn>
                              <mo stretchy="false">⋅</mo>
                              <mi>π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frac>
            <mfrac>
              <mn>1</mn>
              <mrow>
                <mn>1</mn>
                <mo stretchy="false">+</mo>
                <msup>
                  <mrow>
                    <mo fence="true" form="prefix" stretchy="false">(</mo>
                    <mrow>
                      <mrow>
                        <mi>f</mi>
                        <mo stretchy="false">/</mo>
                        <msub>
                          <mi>f</mi>
                          <mi>p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row>
        <mo fence="true" form="postfix" stretchy="false">)</mo>
      </mrow>
    </mrow>
    <annotation encoding="StarMath 5.0">S21 = c + 10 cdot log_10 ( frac {f_r^4 } {(f_r^2 - f^2) ^ 2 + (f cdot %gamma / (2 cdot %pi )) ^ 2} frac {1} 1 + (f / f_p) ^ 2 )</annotation>
  </semantics>
</math>
</file>

<file path=Object 2/content.xml><?xml version="1.0" encoding="utf-8"?>
<math xmlns="http://www.w3.org/1998/Math/MathML" display="block">
  <semantics>
    <mrow>
      <msub>
        <mi>R</mi>
        <mi mathvariant="italic">th</mi>
      </msub>
      <mo stretchy="false">=</mo>
      <mfrac>
        <msub>
          <mi mathvariant="italic">dT</mi>
          <mrow>
            <mi mathvariant="italic">active</mi>
            <mi mathvariant="italic">area</mi>
          </mrow>
        </msub>
        <msub>
          <mi mathvariant="italic">dP</mi>
          <mi mathvariant="italic">dissipated</mi>
        </msub>
      </mfrac>
      <mo stretchy="false">=</mo>
      <mrow>
        <mfrac>
          <msub>
            <mi mathvariant="italic">dT</mi>
            <mrow>
              <mi mathvariant="italic">active</mi>
              <mi mathvariant="italic">area</mi>
            </mrow>
          </msub>
          <mi mathvariant="italic">dλ</mi>
        </mfrac>
        <mfrac>
          <mi mathvariant="italic">dλ</mi>
          <msub>
            <mi mathvariant="italic">dP</mi>
            <mi mathvariant="italic">dissipated</mi>
          </msub>
        </mfrac>
      </mrow>
    </mrow>
    <annotation encoding="StarMath 5.0">R_th=frac{dT_{active area}}{dP_dissipated}={ { frac { dT _ {active area} } { dλ } } { frac { dλ } { dP _ dissipated } } }</annotation>
  </semantics>
</math>
</file>

<file path=Object 3/content.xml><?xml version="1.0" encoding="utf-8"?>
<math xmlns="http://www.w3.org/1998/Math/MathML" display="block">
  <semantics>
    <mrow>
      <msub>
        <mi>P</mi>
        <mi mathvariant="italic">dis</mi>
      </msub>
      <mo stretchy="false">=</mo>
      <mrow>
        <mi mathvariant="italic">UI</mi>
        <mo stretchy="false">−</mo>
        <msub>
          <mi>P</mi>
          <mi mathvariant="italic">output</mi>
        </msub>
      </mrow>
    </mrow>
    <annotation encoding="StarMath 5.0">P _ dis=UI-P_output</annotation>
  </semantics>
</math>
</file>

<file path=Object 4/content.xml><?xml version="1.0" encoding="utf-8"?>
<math xmlns="http://www.w3.org/1998/Math/MathML" display="block">
  <semantics>
    <mrow>
      <mrow>
        <msub>
          <mi>T</mi>
          <mrow>
            <mi mathvariant="italic">active</mi>
            <mi mathvariant="italic">area</mi>
          </mrow>
        </msub>
        <mo stretchy="false">≈</mo>
        <msub>
          <mi>R</mi>
          <mi mathvariant="italic">thermal</mi>
        </msub>
      </mrow>
      <mrow>
        <msub>
          <mi>P</mi>
          <mi mathvariant="italic">dissipated</mi>
        </msub>
        <mo stretchy="false">+</mo>
        <msub>
          <mi>T</mi>
          <mi mathvariant="italic">ambient</mi>
        </msub>
      </mrow>
    </mrow>
    <annotation encoding="StarMath 5.0">T _ {active area} approx R_thermal P_dissipated + T_ambient</annotation>
  </semantics>
</math>
</file>